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11" style:family="table-cell" style:parent-style-name="Default">
      <style:table-cell-properties fo:background-color="#729fcf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30" calcext:value-type="float">
            <text:p>30</text:p>
          </table:table-cell>
          <table:table-cell table:formula="of:=COUNTBLANK([.C$9:.C$382])" office:value-type="float" office:value="33" calcext:value-type="float">
            <text:p>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5" calcext:value-type="float">
            <text:p>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36" calcext:value-type="float">
            <text:p>336</text:p>
          </table:table-cell>
          <table:table-cell table:formula="of:=COUNTIF([.C$9:.C$382];&quot;DONE&quot;)" office:value-type="float" office:value="311" calcext:value-type="float">
            <text:p>31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69" calcext:value-type="float">
            <text:p>369</text:p>
          </table:table-cell>
          <table:table-cell table:formula="of:=SUM([.C1:.C4])" office:value-type="float" office:value="349" calcext:value-type="float">
            <text:p>349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5" office:value-type="string" calcext:value-type="string">
            <text:p>OP-CODE</text:p>
          </table:table-cell>
          <table:table-cell table:style-name="ce25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DONE</text:p>
          </table:table-cell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7]&amp;&quot;  --  &quot;&amp;[.E77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8]&amp;&quot;  --  &quot;&amp;[.E78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1]&amp;&quot;  --  &quot;&amp;[.E81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2]&amp;&quot;  --  &quot;&amp;[.E82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4]&amp;&quot;  --  &quot;&amp;[.E84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5]&amp;&quot;  --  &quot;&amp;[.E85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6]&amp;&quot;  --  &quot;&amp;[.E86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7]&amp;&quot;  --  &quot;&amp;[.E87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8]&amp;&quot;  --  &quot;&amp;[.E88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9]&amp;&quot;  --  &quot;&amp;[.E89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0]&amp;&quot;  --  &quot;&amp;[.E90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1]&amp;&quot;  --  &quot;&amp;[.E91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PART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2]&amp;&quot;  --  &quot;&amp;[.E92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3]&amp;&quot;  --  &quot;&amp;[.E93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4]&amp;&quot;  --  &quot;&amp;[.E94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5]&amp;&quot;  --  &quot;&amp;[.E95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6]&amp;&quot;  --  &quot;&amp;[.E96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7]&amp;&quot;  --  &quot;&amp;[.E97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8]&amp;&quot;  --  &quot;&amp;[.E98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9]&amp;&quot;  --  &quot;&amp;[.E99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00]&amp;&quot;  --  &quot;&amp;[.E100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 office:value-type="string" calcext:value-type="string">
            <text:p>DONE</text:p>
          </table:table-cell>
          <table:table-cell table:style-name="ce21" office:value-type="string" calcext:value-type="string">
            <text:p>PART</text:p>
          </table:table-cell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1"/>
          <table:table-cell table:style-name="ce21"/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2]&amp;&quot;  --  &quot;&amp;[.E222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3]&amp;&quot;  --  &quot;&amp;[.E223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4]&amp;&quot;  --  &quot;&amp;[.E224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5]&amp;&quot;  --  &quot;&amp;[.E225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20:51:37.6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21T21:33:54.845000000</dc:date>
    <meta:editing-duration>P7DT2H38M43S</meta:editing-duration>
    <meta:editing-cycles>112</meta:editing-cycles>
    <meta:generator>LibreOffice/7.5.4.2$Windows_X86_64 LibreOffice_project/36ccfdc35048b057fd9854c757a8b67ec53977b6</meta:generator>
    <meta:document-statistic meta:table-count="2" meta:cell-count="8744" meta:object-count="0"/>
  </office:meta>
</office:document-meta>
</file>